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2.886cm" svg:y="1.535cm">
            <draw:object draw:notify-on-update-of-ranges="Arkusz1.C1:Arkusz1.C10 Arkusz1.D1:Arkusz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A$1:.$A$1000];[.C1])"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A$1:.$A$1000];[.C2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A$1:.$A$1000];[.C3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A$1:.$A$1000];[.C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A$1:.$A$1000];[.C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A$1:.$A$1000];[.C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A$1:.$A$1000];[.C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A$1:.$A$1000];[.C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A$1:.$A$1000];[.C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A$1:.$A$1000];[.C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0T21:23:31.699242662</dc:date>
    <meta:document-statistic meta:table-count="1" meta:cell-count="102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rkusz1.C1:Arkusz1.D10" chart:data-source-has-labels="column" svg:x="0.32cm" svg:y="0.18cm" svg:width="15.36cm" svg:height="8.64cm">
          <chartooo:coordinate-region svg:x="1.127cm" svg:y="0.379cm" svg:width="14.553cm" svg:height="7.794cm"/>
          <chart:axis chart:dimension="x" chart:name="primary-x" chart:style-name="ch3" chartooo:axis-type="auto">
            <chartooo:date-scale/>
            <chart:categories table:cell-range-address="Arkusz1.C1:Arkusz1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10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C1:Arkusz1.C10</svg:desc>
                </draw:g>
              </table:table-cell>
              <table:table-cell office:value-type="float" office:value="802">
                <text:p>802</text:p>
                <draw:g>
                  <svg:desc>Arkusz1.D1:Arkusz1.D1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